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22cm" fo:min-width="7.75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-color="#ffffff"/>
      <style:paragraph-properties fo:text-align="center"/>
      <style:text-properties style:font-name="Times New Roman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072cm" svg:x="6.426cm" svg:y="1.643cm">
          <text:p/>
          <draw:enhanced-geometry svg:viewBox="0 0 21600 21600" draw:type="rectangle" draw:enhanced-path="M 0 0 L 21600 0 21600 21600 0 21600 0 0 Z N"/>
        </draw:custom-shape>
        <draw:g xml:id="id1" draw:id="id1">
          <draw:frame draw:style-name="gr2" draw:text-style-name="P2" draw:layer="layout" svg:width="2.036cm" svg:height="3.556cm" svg:x="1.597cm" svg:y="2.105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3" draw:text-style-name="P3" draw:layer="layout" svg:width="2.128cm" svg:height="0.954cm" svg:x="1.631cm" svg:y="5.596cm">
            <draw:text-box>
              <text:p>Player</text:p>
            </draw:text-box>
          </draw:frame>
        </draw:g>
        <draw:custom-shape draw:style-name="gr4" draw:text-style-name="P5" xml:id="id2" draw:id="id2" draw:layer="layout" svg:width="5.588cm" svg:height="1.524cm" svg:x="7.824cm" svg:y="2.313cm">
          <text:p text:style-name="P4">Character Cre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5.588cm" svg:height="1.524cm" svg:x="7.798cm" svg:y="4.342cm">
          <text:p text:style-name="P4">Saving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759cm" svg:y1="4.327cm" svg:x2="7.824cm" svg:y2="3.075cm" draw:start-shape="id1" draw:start-glue-point="1" draw:end-shape="id2" draw:end-glue-point="6" svg:d="M3759 4327l4065-1252" svg:viewBox="0 0 4066 1253">
          <text:p/>
        </draw:connector>
        <draw:connector draw:style-name="gr5" draw:text-style-name="P6" draw:layer="layout" draw:type="line" svg:x1="3.759cm" svg:y1="4.327cm" svg:x2="7.798cm" svg:y2="5.104cm" draw:start-shape="id1" draw:start-glue-point="1" draw:end-shape="id3" draw:end-glue-point="6" svg:d="M3759 4327l4039 777" svg:viewBox="0 0 4040 77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2:55:00.708000000</dc:date>
    <meta:editing-duration>PT4M4S</meta:editing-duration>
    <meta:editing-cycles>14</meta:editing-cycles>
    <meta:generator>LibreOffice/6.4.6.2$Windows_X86_64 LibreOffice_project/0ce51a4fd21bff07a5c061082cc82c5ed232f115</meta:generator>
    <meta:document-statistic meta:object-count="8"/>
  </office:meta>
</office:document-meta>
</file>